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  <style:paragraph-properties style:writing-mode="lr-tb"/>
    </style:style>
    <style:style style:name="gr3" style:family="graphic" style:parent-style-name="standard">
      <style:graphic-properties svg:stroke-opacity="0%" draw:textarea-horizontal-align="justify" draw:textarea-vertical-align="middle" draw:auto-grow-height="false" fo:min-height="1.163cm" fo:min-width="1.8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  <style:paragraph-properties style:writing-mode="lr-tb"/>
    </style:style>
    <style:style style:name="gr5" style:family="graphic" style:parent-style-name="standard">
      <style:graphic-properties draw:stroke="none" draw:fill="none" fo:min-height="1.014cm"/>
      <style:paragraph-properties style:writing-mode="lr-tb"/>
    </style:style>
    <style:style style:name="gr6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7" style:family="graphic" style:parent-style-name="standard">
      <style:graphic-properties draw:marker-start="Circle" draw:marker-start-width="0.3cm" draw:marker-end="Arrowheads_20_3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  <style:paragraph-properties style:writing-mode="lr-tb"/>
    </style:style>
    <style:style style:name="gr9" style:family="graphic" style:parent-style-name="standard">
      <style:graphic-properties draw:marker-start="Circle" draw:marker-start-width="0.3cm" draw:marker-end="Arrowheads_20_4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  <style:paragraph-properties style:writing-mode="lr-tb"/>
    </style:style>
    <style:style style:name="gr13" style:family="graphic" style:parent-style-name="standard">
      <style:graphic-properties svg:stroke-opacity="0%" draw:fill-color="#00a933" draw:textarea-horizontal-align="justify" draw:textarea-vertical-align="middle" draw:auto-grow-height="false" fo:min-height="1.163cm" fo:min-width="1.8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5" style:family="graphic" style:parent-style-name="standard">
      <style:graphic-properties svg:stroke-opacity="0%" draw:fill-color="#f10d0c" draw:textarea-horizontal-align="justify" draw:textarea-vertical-align="middle" draw:auto-grow-height="false" fo:min-height="1.163cm" fo:min-width="1.821cm"/>
      <style:paragraph-properties style:writing-mode="lr-tb"/>
    </style:style>
    <style:style style:name="gr16" style:family="graphic" style:parent-style-name="standard">
      <style:graphic-properties svg:stroke-opacity="0%" draw:fill-color="#729fcf" draw:textarea-horizontal-align="justify" draw:textarea-vertical-align="middle" draw:auto-grow-height="false" fo:min-height="1.163cm" fo:min-width="1.82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-color="#00a933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-color="#f10d0c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-color="#729fc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RL Interview Presenta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Will Howe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Originally from Saratoga Springs, NY</text:p>
              </text:list-item>
              <text:list-item>
                <text:p text:style-name="P3">Attended Johns Hopkins University</text:p>
                <text:list>
                  <text:list-item>
                    <text:p><text:span text:style-name="T1">Studied CS, Applied Math and Stats, Linguistics</text:span></text:p>
                  </text:list-item>
                </text:list>
              </text:list-item>
              <text:list-item>
                <text:p><text:span text:style-name="T1">Employee at General Dynamics Mission Systems for 2+ years where I supported the Fire Control Subsystem (TCS) and Mission Planning Application (MPA)</text:span></text:p>
              </text:list-item>
              <text:list-item>
                <text:p><text:span text:style-name="T1">Worked with Java, C++, Kubernetes, Red Hat Linux, Containerization, Unit Testing, and mysqldb.</text:span></text:p>
              </text:list-item>
              <text:list-item>
                <text:p><text:span text:style-name="T1">Varied interests… I recently took part in a project related to </text:span><text:span text:style-name="T2">cislunar space constellation design</text:span><text:span text:style-name="T3">.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About Me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a queu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ta structure</text:p>
              </text:list-item>
              <text:list-item>
                <text:p>Common pedagogical tool – and for good reason due to its many applications</text:p>
              </text:list-item>
              <text:list-item>
                <text:p>FIFO</text:p>
              </text:list-item>
              <text:list-item>
                <text:p>Typically contrasted with stack data structure</text:p>
              </text:list-item>
              <text:list-item>
                <text:p>Various implementations: linked list, array, ring buff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lementation</text:p>
          </draw:text-box>
        </draw:frame>
        <draw:frame draw:style-name="gr2" draw:text-style-name="P5" draw:layer="layout" svg:width="15.24cm" svg:height="6.985cm" svg:x="1.27cm" svg:y="5.715cm">
          <draw:text-box>
            <text:p text:style-name="P4">typedef struct node_struct</text:p>
            <text:p text:style-name="P4">{</text:p>
            <text:p text:style-name="P4"><text:s text:c="4"/>const char *p_data;</text:p>
            <text:p text:style-name="P4"><text:s text:c="4"/>struct node_struct* p_next;</text:p>
            <text:p text:style-name="P4">} node;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lementation</text:p>
          </draw:text-box>
        </draw:frame>
        <draw:custom-shape draw:style-name="gr3" draw:text-style-name="P7" draw:layer="layout" svg:width="3.281cm" svg:height="1.997cm" svg:x="2.561cm" svg:y="8.04cm">
          <text:p text:style-name="P6"><text:span text:style-name="T4">node* n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4.593cm" svg:height="1.331cm" svg:x="1.905cm" svg:y="6.709cm">
          <draw:text-box>
            <text:p text:style-name="P8">node g_sentinel</text:p>
          </draw:text-box>
        </draw:frame>
        <draw:frame draw:style-name="gr5" draw:text-style-name="P10" draw:layer="layout" svg:width="3.311cm" svg:height="1.264cm" svg:x="2.531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6.498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6.468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10.435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0.405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14.372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4.342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3.874cm" svg:y1="10.037cm" svg:x2="3.874cm" svg:y2="11.368cm">
          <text:p/>
        </draw:line>
        <draw:frame draw:style-name="gr4" draw:text-style-name="P11" draw:layer="layout" svg:width="2.625cm" svg:height="1.331cm" svg:x="2.561cm" svg:y="11.369cm">
          <draw:text-box>
            <text:p>NULL</text:p>
          </draw:text-box>
        </draw:frame>
        <draw:line draw:style-name="gr6" draw:text-style-name="P6" draw:layer="layout" svg:x1="7.811cm" svg:y1="10.037cm" svg:x2="7.811cm" svg:y2="11.368cm">
          <text:p/>
        </draw:line>
        <draw:frame draw:style-name="gr4" draw:text-style-name="P11" draw:layer="layout" svg:width="2.625cm" svg:height="1.331cm" svg:x="6.498cm" svg:y="11.369cm">
          <draw:text-box>
            <text:p><text:s text:c="3"/>“a”</text:p>
          </draw:text-box>
        </draw:frame>
        <draw:line draw:style-name="gr6" draw:text-style-name="P6" draw:layer="layout" svg:x1="11.748cm" svg:y1="9.849cm" svg:x2="11.748cm" svg:y2="11.18cm">
          <text:p/>
        </draw:line>
        <draw:frame draw:style-name="gr4" draw:text-style-name="P11" draw:layer="layout" svg:width="2.625cm" svg:height="1.331cm" svg:x="10.435cm" svg:y="11.18cm">
          <draw:text-box>
            <text:p><text:s text:c="3"/>“b”</text:p>
          </draw:text-box>
        </draw:frame>
        <draw:line draw:style-name="gr6" draw:text-style-name="P6" draw:layer="layout" svg:x1="15.655cm" svg:y1="9.849cm" svg:x2="15.655cm" svg:y2="11.18cm">
          <text:p/>
        </draw:line>
        <draw:frame draw:style-name="gr4" draw:text-style-name="P11" draw:layer="layout" svg:width="2.625cm" svg:height="1.331cm" svg:x="14.342cm" svg:y="11.18cm">
          <draw:text-box>
            <text:p><text:s text:c="3"/>“c”</text:p>
          </draw:text-box>
        </draw:frame>
        <draw:line draw:style-name="gr7" draw:text-style-name="P6" draw:layer="layout" svg:x1="16.997cm" svg:y1="8.706cm" svg:x2="18.966cm" svg:y2="8.706cm">
          <text:p/>
        </draw:line>
        <draw:line draw:style-name="gr7" draw:text-style-name="P6" draw:layer="layout" svg:x1="13.06cm" svg:y1="8.585cm" svg:x2="15.029cm" svg:y2="8.585cm">
          <text:p/>
        </draw:line>
        <draw:line draw:style-name="gr7" draw:text-style-name="P6" draw:layer="layout" svg:x1="9.123cm" svg:y1="8.585cm" svg:x2="11.092cm" svg:y2="8.585cm">
          <text:p/>
        </draw:line>
        <draw:line draw:style-name="gr7" draw:text-style-name="P6" draw:layer="layout" svg:x1="5.186cm" svg:y1="8.585cm" svg:x2="7.155cm" svg:y2="8.585cm">
          <text:p/>
        </draw:line>
        <draw:frame draw:style-name="gr8" draw:text-style-name="P11" draw:layer="layout" svg:width="2.19cm" svg:height="1.009cm" svg:x="19.4cm" svg:y="8.363cm">
          <draw:text-box>
            <text:p>NULL</text:p>
          </draw:text-box>
        </draw:frame>
        <draw:line draw:style-name="gr9" draw:text-style-name="P6" draw:layer="layout" svg:x1="16.341cm" svg:y1="6.709cm" svg:x2="16.341cm" svg:y2="8.586cm">
          <text:p/>
        </draw:line>
        <draw:frame draw:style-name="gr10" draw:text-style-name="P13" draw:layer="layout" svg:width="4.085cm" svg:height="1.199cm" svg:x="14.33cm" svg:y="5.151cm">
          <draw:text-box>
            <text:p text:style-name="P12">node*</text:p>
            <text:p text:style-name="P12"><text:s/>gp_end_of_line</text:p>
          </draw:text-box>
        </draw:frame>
        <draw:frame draw:style-name="gr11" draw:text-style-name="P11" draw:layer="layout" svg:width="4.435cm" svg:height="0.962cm" svg:x="3.146cm" svg:y="13.335cm">
          <draw:text-box>
            <text:p>int <text:s/>g_size = 3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queue</text:p>
          </draw:text-box>
        </draw:frame>
        <draw:custom-shape draw:style-name="gr3" draw:text-style-name="P7" draw:layer="layout" svg:width="3.281cm" svg:height="1.997cm" svg:x="2.561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4.593cm" svg:height="1.331cm" svg:x="1.905cm" svg:y="6.709cm">
          <draw:text-box>
            <text:p text:style-name="P8">node g_sentinel</text:p>
          </draw:text-box>
        </draw:frame>
        <draw:frame draw:style-name="gr5" draw:text-style-name="P10" draw:layer="layout" svg:width="3.311cm" svg:height="1.264cm" svg:x="2.531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6.498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6.468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10.435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0.405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14.372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4.342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3.874cm" svg:y1="10.037cm" svg:x2="3.874cm" svg:y2="11.368cm">
          <text:p/>
        </draw:line>
        <draw:frame draw:style-name="gr4" draw:text-style-name="P11" draw:layer="layout" svg:width="2.625cm" svg:height="1.331cm" svg:x="2.561cm" svg:y="11.369cm">
          <draw:text-box>
            <text:p>NULL</text:p>
          </draw:text-box>
        </draw:frame>
        <draw:line draw:style-name="gr6" draw:text-style-name="P6" draw:layer="layout" svg:x1="7.811cm" svg:y1="10.037cm" svg:x2="7.811cm" svg:y2="11.368cm">
          <text:p/>
        </draw:line>
        <draw:frame draw:style-name="gr4" draw:text-style-name="P11" draw:layer="layout" svg:width="2.625cm" svg:height="1.331cm" svg:x="6.498cm" svg:y="11.369cm">
          <draw:text-box>
            <text:p><text:s text:c="3"/>“a”</text:p>
          </draw:text-box>
        </draw:frame>
        <draw:line draw:style-name="gr6" draw:text-style-name="P6" draw:layer="layout" svg:x1="11.748cm" svg:y1="9.849cm" svg:x2="11.748cm" svg:y2="11.18cm">
          <text:p/>
        </draw:line>
        <draw:frame draw:style-name="gr4" draw:text-style-name="P11" draw:layer="layout" svg:width="2.625cm" svg:height="1.331cm" svg:x="10.435cm" svg:y="11.43cm">
          <draw:text-box>
            <text:p><text:s text:c="3"/>“b”</text:p>
          </draw:text-box>
        </draw:frame>
        <draw:line draw:style-name="gr6" draw:text-style-name="P6" draw:layer="layout" svg:x1="15.655cm" svg:y1="9.849cm" svg:x2="15.655cm" svg:y2="11.18cm">
          <text:p/>
        </draw:line>
        <draw:frame draw:style-name="gr12" draw:text-style-name="P11" draw:layer="layout" svg:width="2.625cm" svg:height="0.962cm" svg:x="14.342cm" svg:y="11.43cm">
          <draw:text-box>
            <text:p><text:s text:c="3"/>“c”</text:p>
          </draw:text-box>
        </draw:frame>
        <draw:line draw:style-name="gr7" draw:text-style-name="P6" draw:layer="layout" svg:x1="13.06cm" svg:y1="8.585cm" svg:x2="15.029cm" svg:y2="8.585cm">
          <text:p/>
        </draw:line>
        <draw:line draw:style-name="gr7" draw:text-style-name="P6" draw:layer="layout" svg:x1="9.123cm" svg:y1="8.585cm" svg:x2="11.092cm" svg:y2="8.585cm">
          <text:p/>
        </draw:line>
        <draw:line draw:style-name="gr7" draw:text-style-name="P6" draw:layer="layout" svg:x1="5.186cm" svg:y1="8.585cm" svg:x2="7.155cm" svg:y2="8.585cm">
          <text:p/>
        </draw:line>
        <draw:frame draw:style-name="gr10" draw:text-style-name="P13" draw:layer="layout" svg:width="3.81cm" svg:height="1.199cm" svg:x="18.415cm" svg:y="5.151cm">
          <draw:text-box>
            <text:p text:style-name="P12">node*</text:p>
            <text:p text:style-name="P12">gp_end_of_line</text:p>
          </draw:text-box>
        </draw:frame>
        <draw:custom-shape draw:style-name="gr3" draw:text-style-name="P7" draw:layer="layout" svg:width="3.281cm" svg:height="1.997cm" svg:x="14.373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4.343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15.656cm" svg:y1="9.849cm" svg:x2="15.656cm" svg:y2="11.18cm">
          <text:p/>
        </draw:line>
        <draw:line draw:style-name="gr7" draw:text-style-name="P6" draw:layer="layout" svg:x1="13.061cm" svg:y1="8.585cm" svg:x2="15.03cm" svg:y2="8.585cm">
          <text:p/>
        </draw:line>
        <draw:custom-shape draw:style-name="gr13" draw:text-style-name="P14" draw:layer="layout" svg:width="3.281cm" svg:height="1.997cm" svg:x="18.279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8.249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19.562cm" svg:y1="9.849cm" svg:x2="19.562cm" svg:y2="11.18cm">
          <text:p/>
        </draw:line>
        <draw:line draw:style-name="gr7" draw:text-style-name="P6" draw:layer="layout" svg:x1="20.904cm" svg:y1="8.706cm" svg:x2="22.873cm" svg:y2="8.706cm">
          <text:p/>
        </draw:line>
        <draw:line draw:style-name="gr7" draw:text-style-name="P6" draw:layer="layout" svg:x1="16.967cm" svg:y1="8.585cm" svg:x2="18.936cm" svg:y2="8.585cm">
          <text:p/>
        </draw:line>
        <draw:line draw:style-name="gr9" draw:text-style-name="P6" draw:layer="layout" svg:x1="20.248cm" svg:y1="6.709cm" svg:x2="20.248cm" svg:y2="8.586cm">
          <text:p/>
        </draw:line>
        <draw:frame draw:style-name="gr4" draw:text-style-name="P11" draw:layer="layout" svg:width="2.625cm" svg:height="1.331cm" svg:x="18.33cm" svg:y="11.369cm">
          <draw:text-box>
            <text:p><text:s text:c="3"/>“d”</text:p>
          </draw:text-box>
        </draw:frame>
        <draw:frame draw:style-name="gr14" draw:text-style-name="P11" draw:layer="layout" svg:width="2.54cm" svg:height="0.962cm" svg:x="22.86cm" svg:y="8.255cm">
          <draw:text-box>
            <text:p>NULL</text:p>
          </draw:text-box>
        </draw:frame>
        <draw:frame draw:style-name="gr11" draw:text-style-name="P11" draw:layer="layout" svg:width="4.435cm" svg:height="0.962cm" svg:x="3.147cm" svg:y="13.335cm">
          <draw:text-box>
            <text:p>int <text:s/>g_size = 4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queue</text:p>
          </draw:text-box>
        </draw:frame>
        <draw:custom-shape draw:style-name="gr3" draw:text-style-name="P7" draw:layer="layout" svg:width="3.281cm" svg:height="1.997cm" svg:x="2.561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4.593cm" svg:height="1.331cm" svg:x="1.905cm" svg:y="6.709cm">
          <draw:text-box>
            <text:p text:style-name="P8">node g_sentinel</text:p>
          </draw:text-box>
        </draw:frame>
        <draw:frame draw:style-name="gr5" draw:text-style-name="P10" draw:layer="layout" svg:width="3.311cm" svg:height="1.264cm" svg:x="2.531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15" draw:text-style-name="P15" draw:layer="layout" svg:width="3.281cm" svg:height="1.997cm" svg:x="6.498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6.468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10.435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0.405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14.372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4.342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3.874cm" svg:y1="10.037cm" svg:x2="3.874cm" svg:y2="11.368cm">
          <text:p/>
        </draw:line>
        <draw:frame draw:style-name="gr4" draw:text-style-name="P11" draw:layer="layout" svg:width="2.625cm" svg:height="1.331cm" svg:x="2.561cm" svg:y="11.369cm">
          <draw:text-box>
            <text:p>NULL</text:p>
          </draw:text-box>
        </draw:frame>
        <draw:line draw:style-name="gr6" draw:text-style-name="P6" draw:layer="layout" svg:x1="7.811cm" svg:y1="10.037cm" svg:x2="7.811cm" svg:y2="11.368cm">
          <text:p/>
        </draw:line>
        <draw:frame draw:style-name="gr4" draw:text-style-name="P11" draw:layer="layout" svg:width="2.625cm" svg:height="1.331cm" svg:x="6.498cm" svg:y="11.369cm">
          <draw:text-box>
            <text:p><text:s text:c="3"/>“a”</text:p>
          </draw:text-box>
        </draw:frame>
        <draw:line draw:style-name="gr6" draw:text-style-name="P6" draw:layer="layout" svg:x1="11.748cm" svg:y1="9.849cm" svg:x2="11.748cm" svg:y2="11.18cm">
          <text:p/>
        </draw:line>
        <draw:frame draw:style-name="gr4" draw:text-style-name="P11" draw:layer="layout" svg:width="2.625cm" svg:height="1.331cm" svg:x="10.435cm" svg:y="11.43cm">
          <draw:text-box>
            <text:p><text:s text:c="3"/>“b”</text:p>
          </draw:text-box>
        </draw:frame>
        <draw:line draw:style-name="gr6" draw:text-style-name="P6" draw:layer="layout" svg:x1="15.655cm" svg:y1="9.849cm" svg:x2="15.655cm" svg:y2="11.18cm">
          <text:p/>
        </draw:line>
        <draw:frame draw:style-name="gr12" draw:text-style-name="P11" draw:layer="layout" svg:width="2.625cm" svg:height="0.962cm" svg:x="14.342cm" svg:y="11.43cm">
          <draw:text-box>
            <text:p><text:s text:c="3"/>“c”</text:p>
          </draw:text-box>
        </draw:frame>
        <draw:line draw:style-name="gr7" draw:text-style-name="P6" draw:layer="layout" svg:x1="13.06cm" svg:y1="8.585cm" svg:x2="15.029cm" svg:y2="8.585cm">
          <text:p/>
        </draw:line>
        <draw:line draw:style-name="gr7" draw:text-style-name="P6" draw:layer="layout" svg:x1="9.123cm" svg:y1="8.585cm" svg:x2="11.092cm" svg:y2="8.585cm">
          <text:p/>
        </draw:line>
        <draw:line draw:style-name="gr7" draw:text-style-name="P6" draw:layer="layout" svg:x1="5.186cm" svg:y1="8.585cm" svg:x2="7.155cm" svg:y2="8.585cm">
          <text:p/>
        </draw:line>
        <draw:frame draw:style-name="gr10" draw:text-style-name="P13" draw:layer="layout" svg:width="3.81cm" svg:height="1.199cm" svg:x="18.415cm" svg:y="5.151cm">
          <draw:text-box>
            <text:p text:style-name="P12">node*</text:p>
            <text:p text:style-name="P12">gp_end_of_line</text:p>
          </draw:text-box>
        </draw:frame>
        <draw:custom-shape draw:style-name="gr3" draw:text-style-name="P7" draw:layer="layout" svg:width="3.281cm" svg:height="1.997cm" svg:x="14.373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4.343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15.656cm" svg:y1="9.849cm" svg:x2="15.656cm" svg:y2="11.18cm">
          <text:p/>
        </draw:line>
        <draw:line draw:style-name="gr7" draw:text-style-name="P6" draw:layer="layout" svg:x1="13.061cm" svg:y1="8.585cm" svg:x2="15.03cm" svg:y2="8.585cm">
          <text:p/>
        </draw:line>
        <draw:custom-shape draw:style-name="gr16" draw:text-style-name="P16" draw:layer="layout" svg:width="3.281cm" svg:height="1.997cm" svg:x="18.279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8.249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19.562cm" svg:y1="9.849cm" svg:x2="19.562cm" svg:y2="11.18cm">
          <text:p/>
        </draw:line>
        <draw:line draw:style-name="gr7" draw:text-style-name="P6" draw:layer="layout" svg:x1="20.904cm" svg:y1="8.706cm" svg:x2="22.873cm" svg:y2="8.706cm">
          <text:p/>
        </draw:line>
        <draw:line draw:style-name="gr7" draw:text-style-name="P6" draw:layer="layout" svg:x1="16.967cm" svg:y1="8.585cm" svg:x2="18.936cm" svg:y2="8.585cm">
          <text:p/>
        </draw:line>
        <draw:line draw:style-name="gr9" draw:text-style-name="P6" draw:layer="layout" svg:x1="20.248cm" svg:y1="6.709cm" svg:x2="20.248cm" svg:y2="8.586cm">
          <text:p/>
        </draw:line>
        <draw:frame draw:style-name="gr4" draw:text-style-name="P11" draw:layer="layout" svg:width="2.625cm" svg:height="1.331cm" svg:x="18.33cm" svg:y="11.369cm">
          <draw:text-box>
            <text:p><text:s text:c="3"/>“d”</text:p>
          </draw:text-box>
        </draw:frame>
        <draw:frame draw:style-name="gr14" draw:text-style-name="P11" draw:layer="layout" svg:width="2.54cm" svg:height="0.962cm" svg:x="22.86cm" svg:y="8.255cm">
          <draw:text-box>
            <text:p>NULL</text:p>
          </draw:text-box>
        </draw:frame>
        <draw:frame draw:style-name="gr11" draw:text-style-name="P11" draw:layer="layout" svg:width="4.435cm" svg:height="0.962cm" svg:x="3.147cm" svg:y="13.335cm">
          <draw:text-box>
            <text:p>int <text:s/>g_size = 4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queue</text:p>
          </draw:text-box>
        </draw:frame>
        <draw:custom-shape draw:style-name="gr3" draw:text-style-name="P7" draw:layer="layout" svg:width="3.281cm" svg:height="1.997cm" svg:x="2.561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4.593cm" svg:height="1.331cm" svg:x="1.905cm" svg:y="6.709cm">
          <draw:text-box>
            <text:p text:style-name="P8">node g_sentinel</text:p>
          </draw:text-box>
        </draw:frame>
        <draw:frame draw:style-name="gr5" draw:text-style-name="P10" draw:layer="layout" svg:width="3.311cm" svg:height="1.264cm" svg:x="2.531cm" svg:y="8.585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7.015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6.985cm" svg:y="8.514cm">
          <draw:text-box>
            <text:p><text:span text:style-name="T4">node* p_next</text:span></text:p>
            <text:p><text:span text:style-name="T4">const char* p_data</text:span></text:p>
          </draw:text-box>
        </draw:frame>
        <draw:custom-shape draw:style-name="gr3" draw:text-style-name="P7" draw:layer="layout" svg:width="3.281cm" svg:height="1.997cm" svg:x="10.952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0.922cm" svg:y="8.514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3.874cm" svg:y1="10.037cm" svg:x2="3.874cm" svg:y2="11.368cm">
          <text:p/>
        </draw:line>
        <draw:frame draw:style-name="gr4" draw:text-style-name="P11" draw:layer="layout" svg:width="2.625cm" svg:height="1.331cm" svg:x="2.561cm" svg:y="11.369cm">
          <draw:text-box>
            <text:p>NULL</text:p>
          </draw:text-box>
        </draw:frame>
        <draw:line draw:style-name="gr6" draw:text-style-name="P6" draw:layer="layout" svg:x1="8.328cm" svg:y1="9.778cm" svg:x2="8.328cm" svg:y2="11.109cm">
          <text:p/>
        </draw:line>
        <draw:frame draw:style-name="gr4" draw:text-style-name="P11" draw:layer="layout" svg:width="2.625cm" svg:height="1.331cm" svg:x="7.015cm" svg:y="11.359cm">
          <draw:text-box>
            <text:p><text:s text:c="3"/>“b”</text:p>
          </draw:text-box>
        </draw:frame>
        <draw:line draw:style-name="gr6" draw:text-style-name="P6" draw:layer="layout" svg:x1="12.235cm" svg:y1="9.778cm" svg:x2="12.235cm" svg:y2="11.109cm">
          <text:p/>
        </draw:line>
        <draw:frame draw:style-name="gr12" draw:text-style-name="P11" draw:layer="layout" svg:width="2.625cm" svg:height="0.962cm" svg:x="10.922cm" svg:y="11.359cm">
          <draw:text-box>
            <text:p><text:s text:c="3"/>“c”</text:p>
          </draw:text-box>
        </draw:frame>
        <draw:line draw:style-name="gr7" draw:text-style-name="P6" draw:layer="layout" svg:x1="9.64cm" svg:y1="8.514cm" svg:x2="11.609cm" svg:y2="8.514cm">
          <text:p/>
        </draw:line>
        <draw:line draw:style-name="gr7" draw:text-style-name="P6" draw:layer="layout" svg:x1="5.186cm" svg:y1="8.585cm" svg:x2="7.155cm" svg:y2="8.585cm">
          <text:p/>
        </draw:line>
        <draw:frame draw:style-name="gr10" draw:text-style-name="P13" draw:layer="layout" svg:width="3.81cm" svg:height="1.199cm" svg:x="14.995cm" svg:y="5.08cm">
          <draw:text-box>
            <text:p text:style-name="P12">node*</text:p>
            <text:p text:style-name="P12">gp_end_of_line</text:p>
          </draw:text-box>
        </draw:frame>
        <draw:custom-shape draw:style-name="gr3" draw:text-style-name="P7" draw:layer="layout" svg:width="3.281cm" svg:height="1.997cm" svg:x="10.953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0.923cm" svg:y="8.514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12.236cm" svg:y1="9.778cm" svg:x2="12.236cm" svg:y2="11.109cm">
          <text:p/>
        </draw:line>
        <draw:line draw:style-name="gr7" draw:text-style-name="P6" draw:layer="layout" svg:x1="9.641cm" svg:y1="8.514cm" svg:x2="11.61cm" svg:y2="8.514cm">
          <text:p/>
        </draw:line>
        <draw:custom-shape draw:style-name="gr16" draw:text-style-name="P16" draw:layer="layout" svg:width="3.281cm" svg:height="1.997cm" svg:x="14.859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311cm" svg:height="1.264cm" svg:x="14.829cm" svg:y="8.514cm">
          <draw:text-box>
            <text:p><text:span text:style-name="T4">node* p_next</text:span></text:p>
            <text:p><text:span text:style-name="T4">const char* p_data</text:span></text:p>
          </draw:text-box>
        </draw:frame>
        <draw:line draw:style-name="gr6" draw:text-style-name="P6" draw:layer="layout" svg:x1="16.142cm" svg:y1="9.778cm" svg:x2="16.142cm" svg:y2="11.109cm">
          <text:p/>
        </draw:line>
        <draw:line draw:style-name="gr7" draw:text-style-name="P6" draw:layer="layout" svg:x1="17.484cm" svg:y1="8.635cm" svg:x2="19.453cm" svg:y2="8.635cm">
          <text:p/>
        </draw:line>
        <draw:line draw:style-name="gr7" draw:text-style-name="P6" draw:layer="layout" svg:x1="13.547cm" svg:y1="8.514cm" svg:x2="15.516cm" svg:y2="8.514cm">
          <text:p/>
        </draw:line>
        <draw:line draw:style-name="gr9" draw:text-style-name="P6" draw:layer="layout" svg:x1="16.828cm" svg:y1="6.638cm" svg:x2="16.828cm" svg:y2="8.515cm">
          <text:p/>
        </draw:line>
        <draw:frame draw:style-name="gr4" draw:text-style-name="P11" draw:layer="layout" svg:width="2.625cm" svg:height="1.331cm" svg:x="14.91cm" svg:y="11.298cm">
          <draw:text-box>
            <text:p><text:s text:c="3"/>“d”</text:p>
          </draw:text-box>
        </draw:frame>
        <draw:frame draw:style-name="gr14" draw:text-style-name="P11" draw:layer="layout" svg:width="2.54cm" svg:height="0.962cm" svg:x="19.685cm" svg:y="8.255cm">
          <draw:text-box>
            <text:p>NULL</text:p>
          </draw:text-box>
        </draw:frame>
        <draw:frame draw:style-name="gr11" draw:text-style-name="P11" draw:layer="layout" svg:width="4.435cm" svg:height="0.962cm" svg:x="3.147cm" svg:y="13.335cm">
          <draw:text-box>
            <text:p>int <text:s/>g_size = 3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engt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inked list approach handles dynamic number of elements (avoid array resizing)</text:p>
              </text:list-item>
              <text:list-item>
                <text:p><text:span text:style-name="T5">Sentinel node</text:span><text:span text:style-name="T6"> makes logic simpler</text:span></text:p>
              </text:list-item>
              <text:list-item>
                <text:p><text:span text:style-name="T6">Modularity and unit testing</text:span></text:p>
              </text:list-item>
              <text:list-item>
                <text:p><text:span text:style-name="T6">Error handling for malloc</text:span></text:p>
              </text:list-item>
              <text:list-item>
                <text:p><text:span text:style-name="T6">.so library enables patching of queue lib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eakne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nked list = memory management</text:p>
                <text:list>
                  <text:list-item>
                    <text:p>Ideally would be using smart pointers</text:p>
                  </text:list-item>
                </text:list>
              </text:list-item>
              <text:list-item>
                <text:p><text:span text:style-name="T5">node_generator.h</text:span> exposed to client so that I can use it in queue code as well as test code</text:p>
                <text:list>
                  <text:list-item>
                    <text:p>Node implementation itself not exposed</text:p>
                  </text:list-item>
                </text:list>
              </text:list-item>
              <text:list-item>
                <text:p>int size is implementation dependent → queue size is to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imit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y queue only works with <text:span text:style-name="T5">strings!</text:span></text:p>
                <text:list>
                  <text:list-item>
                    <text:p><text:span text:style-name="T6">Hmm. C++ might be able to help with that</text:span></text:p>
                  </text:list-item>
                </text:list>
              </text:list-item>
              <text:list-item>
                <text:p><text:span text:style-name="T6">My implementation is queue specific…</text:span></text:p>
                <text:list>
                  <text:list-item>
                    <text:p><text:span text:style-name="T6">If I was writing a standard library, it may make sense </text:span><text:span text:style-name="T6">to write a list module and then implement the queue </text:span><text:span text:style-name="T6">module in terms of the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4T22:54:18.082255984</meta:creation-date>
    <dc:date>2023-12-05T00:30:46.710053438</dc:date>
    <meta:editing-duration>PT19M6S</meta:editing-duration>
    <meta:editing-cycles>4</meta:editing-cycles>
    <meta:generator>LibreOffice/7.3.7.2$Linux_X86_64 LibreOffice_project/30$Build-2</meta:generator>
    <meta:document-statistic meta:object-count="183"/>
  </office:meta>
</office:document-meta>
</file>